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0pt" fo:language="pl" fo:country="PL" fo:font-weight="bold" officeooo:rsid="0018712b" officeooo:paragraph-rsid="0018712b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language="pl" fo:country="PL" style:font-size-asian="16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language="pl" fo:country="PL"/>
    </style:style>
    <style:style style:name="P5" style:family="paragraph" style:parent-style-name="Standard">
      <style:paragraph-properties fo:line-height="150%" fo:text-align="end" style:justify-single-word="false"/>
      <style:text-properties fo:language="pl" fo:country="PL"/>
    </style:style>
    <style:style style:name="P6" style:family="paragraph" style:parent-style-name="Standard">
      <style:paragraph-properties fo:line-height="150%" fo:text-align="center" style:justify-single-word="false"/>
      <style:text-properties fo:language="pl" fo:country="P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fo:language="pl" fo:country="PL" fo:font-weight="normal" style:font-weight-asian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language="pl" fo:country="PL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language="pl" fo:country="PL" fo:font-weight="bold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ce181e" fo:language="pl" fo:country="PL" fo:font-weight="bold" officeooo:rsid="001bc147" officeooo:paragraph-rsid="001bc147" style:font-weight-asian="bold" style:font-weight-complex="bold"/>
    </style:style>
    <style:style style:name="P13" style:family="paragraph" style:parent-style-name="Standard" style:list-style-name="L1">
      <style:paragraph-properties fo:line-height="150%" fo:text-align="justify" style:justify-single-word="false" fo:break-before="page"/>
      <style:text-properties fo:language="pl" fo:country="PL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8712b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712b"/>
    </style:style>
    <style:style style:name="T6" style:family="text">
      <style:text-properties fo:language="en" fo:country="GB" fo:font-style="italic" style:font-style-asian="italic" style:font-style-complex="italic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officeooo:rsid="001a44d4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635cm"/>
      </text:list-level-style-number>
      <text:list-level-style-number text:level="3" style:num-suffix="." style:num-format="1" text:display-levels="3">
        <style:list-level-properties text:space-before="1.905cm" text:min-label-width="0.635cm"/>
      </text:list-level-style-number>
      <text:list-level-style-number text:level="4" style:num-suffix="." style:num-format="1" text:display-levels="4">
        <style:list-level-properties text:space-before="2.54cm" text:min-label-width="0.635cm"/>
      </text:list-level-style-number>
      <text:list-level-style-number text:level="5" style:num-suffix="." style:num-format="1" text:display-levels="3">
        <style:list-level-properties text:space-before="3.175cm" text:min-label-width="0.635cm"/>
      </text:list-level-style-number>
      <text:list-level-style-number text:level="6" style:num-suffix="." style:num-format="1" text:display-levels="3">
        <style:list-level-properties text:space-before="3.81cm" text:min-label-width="0.635cm"/>
      </text:list-level-style-number>
      <text:list-level-style-number text:level="7" style:num-suffix="." style:num-format="1" text:display-levels="3">
        <style:list-level-properties text:space-before="4.445cm" text:min-label-width="0.635cm"/>
      </text:list-level-style-number>
      <text:list-level-style-number text:level="8" style:num-suffix="." style:num-format="1" text:display-levels="3">
        <style:list-level-properties text:space-before="5.08cm" text:min-label-width="0.635cm"/>
      </text:list-level-style-number>
      <text:list-level-style-number text:level="9" style:num-suffix="." style:num-format="1" text:display-levels="3">
        <style:list-level-properties text:space-before="5.715cm" text:min-label-width="0.635cm"/>
      </text:list-level-style-number>
      <text:list-level-style-number text:level="10" style:num-suffix="." style:num-format="1" text:display-levels="3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2"/>
      <text:p text:style-name="P2">Programowanie komponentowe</text:p>
      <text:p text:style-name="P4"/>
      <text:p text:style-name="P3">Sprawozdanie z pracy projektowej </text:p>
      <text:p text:style-name="P4"/>
      <text:p text:style-name="P4"/>
      <text:p text:style-name="P1">Kalendarz</text:p>
      <text:p text:style-name="P4"/>
      <text:p text:style-name="P4"/>
      <text:p text:style-name="P4"/>
      <text:p text:style-name="P4"/>
      <text:p text:style-name="P5"><text:span text:style-name="T5">Jakub Klepacz</text:span> <text:span text:style-name="T8">216798</text:span></text:p>
      <text:p text:style-name="P5"/>
      <text:p text:style-name="P5"><text:span text:style-name="T5">Jarosław Suchiński</text:span> <text:span text:style-name="T5">216894</text:span></text:p>
      <text:p text:style-name="P5"/>
      <text:p text:style-name="P5"/>
      <text:p text:style-name="P5"/>
      <text:p text:style-name="P5"/>
      <text:p text:style-name="P6">Informatyka, sem. IV</text:p>
      <text:p text:style-name="P6"/>
      <text:p text:style-name="P6">201<text:span text:style-name="T5">8</text:span>/ 201<text:span text:style-name="T5">9</text:span></text:p>
      <text:p text:style-name="P6"/>
      <text:list xml:id="list521667270" text:style-name="L1">
        <text:list-header>
          <text:p text:style-name="P13"/>
          <text:p text:style-name="P9"/>
        </text:list-header>
        <text:list-item>
          <text:p text:style-name="P9"><text:span text:style-name="T5">Najważniejsze</text:span> klasy warstwy danych projektu</text:p>
          <text:p text:style-name="P9">- załączyć fragmenty (nie całości !!) dokumentów wygenerowanych przez <text:span text:style-name="T7">JavaDoc</text:span>, </text:p>
          <text:p text:style-name="P9">czyli nagłówek dokumentu klasy, <text:span text:style-name="T6">field summary, constructor summary, method summary, constructor </text:span><text:span text:style-name="T1">oraz</text:span><text:span text:style-name="T6"> method details</text:span>) <text:span text:style-name="T4">z czytelnymi opisami</text:span> </text:p>
        </text:list-item>
        <text:list-item>
          <text:p text:style-name="P9"><text:span text:style-name="T5">Najważniejsze</text:span> klasy warstwy logiki</text:p>
          <text:p text:style-name="P9">-opis jw. <text:s/></text:p>
        </text:list-item>
        <text:list-item>
          <text:p text:style-name="P9"><text:span text:style-name="T5">Najważniejsze</text:span> klasy warstwy interfejsu</text:p>
          <text:list>
            <text:list-item>
              <text:p text:style-name="P9"><text:s/>jw.</text:p>
            </text:list-item>
            <text:list-item>
              <text:p text:style-name="P9"><text:s/>Zrzuty ekranu najważniejszych widoków działającej aplikacji</text:p>
              <text:list>
                <text:list-item>
                  <text:p text:style-name="P9">Główne okno kalendarza ,,organizera''</text:p>
                </text:list-item>
                <text:list-item>
                  <text:p text:style-name="P9"><text:s/>Okienko ,,O programie''</text:p>
                </text:list-item>
                <text:list-item>
                  <text:p text:style-name="P9"><text:s/>Okienka dialogowe zapisujące/odczytujące dane i ustawienia do/z bazy/pliku XML</text:p>
                </text:list-item>
                <text:list-item>
                  <text:p text:style-name="P9"><text:s/>Okno dialogowe ,,ustawienia''</text:p>
                </text:list-item>
                <text:list-item>
                  <text:p text:style-name="P9">Dodatkowe funkcje uzgodnione z prowadzącym. </text:p>
                </text:list-item>
              </text:list>
            </text:list-item>
            <text:list-item>
              <text:p text:style-name="P9"><text:s/>Jasny i czytelny opis klawiszy funkcyjnych i przycisków obsługujących aplikację</text:p>
            </text:list-item>
          </text:list>
          <text:p text:style-name="P10"/>
          <text:p text:style-name="P11"><text:span text:style-name="T1">UWAGA</text:span><text:span text:style-name="T2">: Po przeczytaniu sprawozdania do tego miejsca, </text:span><text:span text:style-name="T3">prowadzący</text:span><text:span text:style-name="T2"> powinien mieć wystarczającą ilość danych do swobodnej obsługi programu w celu testowania jego funkcjonalności oraz do orientacji w jednostkach kodu odpowiadającego poszczególnym funkcjom</text:span></text:p>
        </text:list-item>
      </text:list>
      <text:p text:style-name="P12"><text:span text:style-name="T2">Każde zdjęcie ponumerowane i opisane. Wstpępy ważne. </text:span></text:p>
      <text:p text:style-name="P7"/>
      <text:p text:style-name="P8"><text:tab/>4. Postać bazy danych z zapisanymi informacjami o zdarzeniach. (zrzut ekranu, fragment kodu/tekstu itp.)</text:p>
      <text:p text:style-name="P8"><text:tab/>5. Podsumowanie i ewentualne uwagi grupy nt. projekt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_64 LibreOffice_project/60bfb1526849283ce2491346ed2aa51c465abfe6</meta:generator>
    <meta:initial-creator>a n</meta:initial-creator>
    <meta:creation-date>2006-10-21T11:03:22</meta:creation-date>
    <dc:date>2019-06-10T17:32:50.183000000</dc:date>
    <meta:editing-cycles>42</meta:editing-cycles>
    <meta:editing-duration>PT6H52M30S</meta:editing-duration>
    <meta:document-statistic meta:table-count="0" meta:image-count="0" meta:object-count="0" meta:page-count="2" meta:paragraph-count="25" meta:word-count="172" meta:character-count="1356" meta:non-whitespace-character-count="1204"/>
    <meta:user-defined meta:name="Info 1"/>
    <meta:user-defined meta:name="Info 2"/>
    <meta:user-defined meta:name="Info 3"/>
    <meta:user-defined meta:name="Info 4"/>
  </office:meta>
</office:document-meta>
</file>